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6979in" fo:margin-left="0in" fo:margin-right="-0.0049in" style:page-number="auto" table:align="margins"/>
    </style:style>
    <style:style style:name="Table1.A" style:family="table-column">
      <style:table-column-properties style:column-width="6.6979in" style:rel-column-width="65535*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625in" fo:margin-left="0in" fo:margin-right="-0.0146in" table:align="margins"/>
    </style:style>
    <style:style style:name="Table2.A" style:family="table-column">
      <style:table-column-properties style:column-width="4.8236in" style:rel-column-width="48169*"/>
    </style:style>
    <style:style style:name="Table2.B" style:family="table-column">
      <style:table-column-properties style:column-width="0.3938in" style:rel-column-width="3932*"/>
    </style:style>
    <style:style style:name="Table2.C" style:family="table-column">
      <style:table-column-properties style:column-width="1.3451in" style:rel-column-width="13434*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625in" fo:margin-left="0in" fo:margin-right="-0.0146in" table:align="margins"/>
    </style:style>
    <style:style style:name="Table3.A" style:family="table-column">
      <style:table-column-properties style:column-width="0.9813in" style:rel-column-width="9799*"/>
    </style:style>
    <style:style style:name="Table3.B" style:family="table-column">
      <style:table-column-properties style:column-width="0.0986in" style:rel-column-width="984*"/>
    </style:style>
    <style:style style:name="Table3.C" style:family="table-column">
      <style:table-column-properties style:column-width="2.3625in" style:rel-column-width="23592*"/>
    </style:style>
    <style:style style:name="Table3.D" style:family="table-column">
      <style:table-column-properties style:column-width="0.4847in" style:rel-column-width="4840*"/>
    </style:style>
    <style:style style:name="Table3.E" style:family="table-column">
      <style:table-column-properties style:column-width="2.6354in" style:rel-column-width="26320*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069in" fo:padding-right="0.0069in" fo:padding-top="0in" fo:padding-bottom="0in" fo:border="none"/>
    </style:style>
    <style:style style:name="Table4" style:family="table">
      <style:table-properties style:width="5.6979in" fo:margin-left="0.8826in" fo:margin-right="-0.0326in" table:align="margins"/>
    </style:style>
    <style:style style:name="Table4.A" style:family="table-column">
      <style:table-column-properties style:column-width="5.6979in" style:rel-column-width="65535*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2.8229in" fo:margin-left="3.7375in" fo:margin-right="-0.0125in" table:align="margins"/>
    </style:style>
    <style:style style:name="Table5.A" style:family="table-column">
      <style:table-column-properties style:column-width="2.8229in" style:rel-column-width="65535*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2.8438in" fo:margin-left="3.7375in" fo:margin-right="-0.0333in" table:align="margins"/>
    </style:style>
    <style:style style:name="Table6.A" style:family="table-column">
      <style:table-column-properties style:column-width="2.8438in" style:rel-column-width="65535*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none" fo:border-bottom="0.0069in solid #000000"/>
    </style:style>
    <style:style style:name="Table6.A2" style:family="table-cell">
      <style:table-cell-properties fo:padding-left="0.075in" fo:padding-right="0.075in" fo:padding-top="0in" fo:padding-bottom="0in" fo:border-left="none" fo:border-right="none" fo:border-top="0.0069in solid #000000" fo:border-bottom="none"/>
    </style:style>
    <style:style style:name="P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in" fo:margin-bottom="0in" fo:line-height="100%"/>
    </style:style>
    <style:style style:name="P7" style:family="paragraph" style:parent-style-name="Normal">
      <style:paragraph-properties fo:margin-left="0in" fo:margin-right="0in" fo:margin-top="0in" fo:margin-bottom="0in" fo:line-height="100%" fo:text-align="justify" style:justify-single-word="false" fo:text-indent="0.2756in" style:auto-text-indent="fals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Pidsus-13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2">Nomor</text:p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A1" office:value-type="string">
                  <text:p text:style-name="P2">{no_surat}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>{lokasi_surat}, {tgl_surat}</text:p>
                </table:table-cell>
              </table:table-row>
              <table:table-row>
                <table:table-cell table:style-name="Table3.A1" office:value-type="string">
                  <text:p text:style-name="P2">Sifat</text:p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A1" office:value-type="string">
                  <text:p text:style-name="P2">{sifat_surat}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</table:table-row>
              <table:table-row>
                <table:table-cell table:style-name="Table3.A1" office:value-type="string">
                  <text:p text:style-name="P2">Lampiran</text:p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A1" office:value-type="string">
                  <text:p text:style-name="P2">{lampiran_surat}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</table:table-row>
              <table:table-row>
                <table:table-cell table:style-name="Table3.A1" office:value-type="string">
                  <text:p text:style-name="P2">Perihal</text:p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A1" office:value-type="string">
                  <text:p text:style-name="P2">{perihal_surat}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5">KEPADA YTH.</text:p>
                  <text:p text:style-name="P5">{kepada}</text:p>
                  <text:p text:style-name="P6"><text:span text:style-name="Default_20_Paragraph_20_Font"><text:span text:style-name="T1">DI – </text:span></text:span><text:span text:style-name="Default_20_Paragraph_20_Font"><text:span text:style-name="T1">{kepada_lokasi}</text:span>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7">Berdasarkan Surat Perintah Penyidikan {isi1} Nomor: {isi2} tanggal {isi3}, bersama ini diberitahukan bahwa {isi4} pada {isi5} telah melakukan penyidikan dugaan perkara {isi6} {isi7} yang dilakukan oleh tersangka: {isi8}.</text:p>
                  <text:p text:style-name="P7">Demikian untuk menjadi maklum. <text:s/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4">{jabatan_ttd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">{nama_ttd}</text:p>
                </table:table-cell>
              </table:table-row>
              <table:table-row>
                <table:table-cell table:style-name="Table6.A2" office:value-type="string">
                  <text:p text:style-name="P4">{pangkat_ttd}/NIP. {nip_ttd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2">{isiTembusan}[!-- END tembusan --]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>{QRCOD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24:00Z</meta:creation-date>
    <dc:date>2016-05-20T14:49:25.09</dc:date>
    <meta:editing-cycles>21</meta:editing-cycles>
    <meta:editing-duration>PT26M6S</meta:editing-duration>
    <meta:document-statistic meta:table-count="6" meta:image-count="0" meta:object-count="0" meta:page-count="1" meta:paragraph-count="26" meta:word-count="70" meta:character-count="549"/>
    <dc:creator>danar wido</dc:creator>
    <meta:template xlink:type="simple" xlink:actuate="onRequest" xlink:title="" xlink:href="Normal.dotm"/>
  </office:meta>
</office:document-meta>
</file>